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2800000014B2D956E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Table1" style:family="table">
      <style:table-properties style:width="17.593cm" fo:margin-left="0cm" fo:margin-right="-0.004cm" table:align="margins"/>
    </style:style>
    <style:style style:name="Table1.A" style:family="table-column">
      <style:table-column-properties style:column-width="2.17cm" style:rel-column-width="8081*"/>
    </style:style>
    <style:style style:name="Table1.B" style:family="table-column">
      <style:table-column-properties style:column-width="3.856cm" style:rel-column-width="14363*"/>
    </style:style>
    <style:style style:name="Table1.E" style:family="table-column">
      <style:table-column-properties style:column-width="3.856cm" style:rel-column-width="14365*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>
          <table:table-cell table:style-name="Table1.A1" office:value-type="string">
            <text:p text:style-name="P1">Default</text:p>
          </table:table-cell>
          <table:table-cell table:style-name="Table1.B1" office:value-type="string">
            <text:p text:style-name="Table_20_Contents"><draw:frame draw:style-name="fr1" draw:name="jooscript.image(coinsV)" text:anchor-type="paragraph" svg:width="2.54cm" svg:height="2.54cm" draw:z-index="0"><draw:image xlink:href="Pictures/100000000000002800000014B2D956EB.png" xlink:type="simple" xlink:show="embed" xlink:actuate="onLoad"/></draw:frame></text:p>
          </table:table-cell>
          <table:table-cell table:style-name="Table1.B1" office:value-type="string">
            <text:p text:style-name="Table_20_Contents"><draw:frame draw:style-name="fr1" draw:name="jooscript.image(coinsH)" text:anchor-type="paragraph" svg:width="2.54cm" svg:height="2.54cm" draw:z-index="1"><draw:image xlink:href="Pictures/100000000000002800000014B2D956EB.png" xlink:type="simple" xlink:show="embed" xlink:actuate="onLoad"/></draw:frame></text:p>
          </table:table-cell>
          <table:table-cell table:style-name="Table1.B1" office:value-type="string">
            <text:p text:style-name="Table_20_Contents"><draw:frame draw:style-name="fr1" draw:name="jooscript.image(earthV)" text:anchor-type="paragraph" svg:width="2.54cm" svg:height="2.54cm" draw:z-index="2"><draw:image xlink:href="Pictures/100000000000002800000014B2D956EB.png" xlink:type="simple" xlink:show="embed" xlink:actuate="onLoad"/></draw:frame></text:p>
          </table:table-cell>
          <table:table-cell table:style-name="Table1.E1" office:value-type="string">
            <text:p text:style-name="Table_20_Contents"><draw:frame draw:style-name="fr1" draw:name="jooscript.image(earthH)" text:anchor-type="paragraph" svg:width="2.54cm" svg:height="2.54cm" draw:z-index="3"><draw:image xlink:href="Pictures/100000000000002800000014B2D956EB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">MaxWidth</text:p>
          </table:table-cell>
          <table:table-cell table:style-name="Table1.B2" office:value-type="string">
            <text:p text:style-name="Table_20_Contents"><draw:frame draw:style-name="fr1" draw:name="jooscript.image(coinsV,'MaxWidth')" text:anchor-type="paragraph" svg:width="2.54cm" svg:height="2.54cm" draw:z-index="4"><draw:image xlink:href="Pictures/100000000000002800000014B2D956EB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jooscript.image(coinsH,'MaxWidth')" text:anchor-type="paragraph" svg:width="2.54cm" svg:height="2.54cm" draw:z-index="5"><draw:image xlink:href="Pictures/100000000000002800000014B2D956EB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jooscript.image(earthV,'MaxWidth')" text:anchor-type="paragraph" svg:width="2.54cm" svg:height="2.54cm" draw:z-index="6"><draw:image xlink:href="Pictures/100000000000002800000014B2D956EB.png" xlink:type="simple" xlink:show="embed" xlink:actuate="onLoad"/></draw:frame></text:p>
          </table:table-cell>
          <table:table-cell table:style-name="Table1.E2" office:value-type="string">
            <text:p text:style-name="Table_20_Contents"><draw:frame draw:style-name="fr1" draw:name="jooscript.image(earthH,'MaxWidth')" text:anchor-type="paragraph" svg:width="2.54cm" svg:height="2.54cm" draw:z-index="7"><draw:image xlink:href="Pictures/100000000000002800000014B2D956EB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">MaxHeight</text:p>
          </table:table-cell>
          <table:table-cell table:style-name="Table1.B2" office:value-type="string">
            <text:p text:style-name="Table_20_Contents"><draw:frame draw:style-name="fr1" draw:name="jooscript.image(coinsV,'MaxHeight')" text:anchor-type="paragraph" svg:width="2.54cm" svg:height="2.54cm" draw:z-index="8"><draw:image xlink:href="Pictures/100000000000002800000014B2D956EB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jooscript.image(coinsH,'MaxHeight')" text:anchor-type="paragraph" svg:width="2.54cm" svg:height="2.54cm" draw:z-index="9"><draw:image xlink:href="Pictures/100000000000002800000014B2D956EB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jooscript.image(earthV,'MaxHeight')" text:anchor-type="paragraph" svg:width="2.54cm" svg:height="2.54cm" draw:z-index="10"><draw:image xlink:href="Pictures/100000000000002800000014B2D956EB.png" xlink:type="simple" xlink:show="embed" xlink:actuate="onLoad"/></draw:frame></text:p>
          </table:table-cell>
          <table:table-cell table:style-name="Table1.E2" office:value-type="string">
            <text:p text:style-name="Table_20_Contents"><draw:frame draw:style-name="fr1" draw:name="jooscript.image(earthH,'MaxHeight')" text:anchor-type="paragraph" svg:width="2.54cm" svg:height="2.54cm" draw:z-index="11"><draw:image xlink:href="Pictures/100000000000002800000014B2D956EB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">Fit</text:p>
          </table:table-cell>
          <table:table-cell table:style-name="Table1.B2" office:value-type="string">
            <text:p text:style-name="Table_20_Contents"><draw:frame draw:style-name="fr1" draw:name="jooscript.image(coinsV,'Fit')" text:anchor-type="paragraph" svg:width="2.54cm" svg:height="2.54cm" draw:z-index="12"><draw:image xlink:href="Pictures/100000000000002800000014B2D956EB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jooscript.image(coinsH,'Fit')" text:anchor-type="paragraph" svg:width="2.54cm" svg:height="2.54cm" draw:z-index="13"><draw:image xlink:href="Pictures/100000000000002800000014B2D956EB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jooscript.image(earthV,'Fit')" text:anchor-type="paragraph" svg:width="2.54cm" svg:height="2.54cm" draw:z-index="14"><draw:image xlink:href="Pictures/100000000000002800000014B2D956EB.png" xlink:type="simple" xlink:show="embed" xlink:actuate="onLoad"/></draw:frame></text:p>
          </table:table-cell>
          <table:table-cell table:style-name="Table1.E2" office:value-type="string">
            <text:p text:style-name="Table_20_Contents"><draw:frame draw:style-name="fr1" draw:name="jooscript.image(earthH,'Fit')" text:anchor-type="paragraph" svg:width="2.54cm" svg:height="2.54cm" draw:z-index="15"><draw:image xlink:href="Pictures/100000000000002800000014B2D956EB.pn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1T14:17:19</meta:creation-date>
    <dc:date>2009-08-01T20:12:55</dc:date>
    <meta:editing-duration>PT00H15M31S</meta:editing-duration>
    <meta:editing-cycles>5</meta:editing-cycles>
    <meta:generator>OpenOffice.org/3.0$Unix OpenOffice.org_project/300m21$Build-9319</meta:generator>
    <meta:document-statistic meta:table-count="1" meta:image-count="16" meta:object-count="0" meta:page-count="1" meta:paragraph-count="4" meta:word-count="4" meta:character-count="27"/>
  </office:meta>
</office:document-meta>
</file>